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0.3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6" table:default-cell-style-name="ce1"/>
        <table:table-row table:style-name="ro1">
          <table:table-cell table:number-columns-repeated="3"/>
          <table:table-cell table:style-name="ce2" office:value-type="string" calcext:value-type="string" table:number-columns-spanned="5" table:number-rows-spanned="1">
            <text:p>Number of Components</text:p>
          </table:table-cell>
          <table:covered-table-cell table:number-columns-repeated="4"/>
          <table:table-cell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seline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6">
            <text:p>Noise Level</text:p>
          </table:table-cell>
          <table:table-cell table:style-name="ce2" office:value-type="float" office:value="5" calcext:value-type="float" table:number-columns-spanned="1" table:number-rows-spanned="4">
            <text:p>5</text:p>
          </table:table-cell>
          <table:table-cell office:value-type="string" calcext:value-type="string">
            <text:p>"Simultaneous_Iteration"</text:p>
          </table:table-cell>
          <table:table-cell office:value-type="float" office:value="0.7192" calcext:value-type="float">
            <text:p>0.7192</text:p>
          </table:table-cell>
          <table:table-cell office:value-type="float" office:value="0.885257142857143" calcext:value-type="float">
            <text:p>0.8852571429</text:p>
          </table:table-cell>
          <table:table-cell office:value-type="float" office:value="0.9768" calcext:value-type="float">
            <text:p>0.9768</text:p>
          </table:table-cell>
          <table:table-cell office:value-type="float" office:value="0.988971428571429" calcext:value-type="float">
            <text:p>0.9889714286</text:p>
          </table:table-cell>
          <table:table-cell office:value-type="float" office:value="0.9904" calcext:value-type="float">
            <text:p>0.9904</text:p>
          </table:table-cell>
          <table:table-cell table:style-name="ce2" office:value-type="float" office:value="0.9916" calcext:value-type="float" table:number-columns-spanned="1" table:number-rows-spanned="4">
            <text:p>0.991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"Full_SVD"</text:p>
          </table:table-cell>
          <table:table-cell office:value-type="float" office:value="0.732571428571429" calcext:value-type="float">
            <text:p>0.7325714286</text:p>
          </table:table-cell>
          <table:table-cell office:value-type="float" office:value="0.883828571428571" calcext:value-type="float">
            <text:p>0.8838285714</text:p>
          </table:table-cell>
          <table:table-cell office:value-type="float" office:value="0.976628571428572" calcext:value-type="float">
            <text:p>0.9766285714</text:p>
          </table:table-cell>
          <table:table-cell office:value-type="float" office:value="0.988742857142857" calcext:value-type="float">
            <text:p>0.9887428571</text:p>
          </table:table-cell>
          <table:table-cell office:value-type="float" office:value="0.990057142857143" calcext:value-type="float">
            <text:p>0.9900571429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 calcext:value-type="string">
            <text:p>"Incremental_PCA"</text:p>
          </table:table-cell>
          <table:table-cell office:value-type="float" office:value="0.737085714285714" calcext:value-type="float">
            <text:p>0.7370857143</text:p>
          </table:table-cell>
          <table:table-cell office:value-type="float" office:value="0.8848" calcext:value-type="float">
            <text:p>0.8848</text:p>
          </table:table-cell>
          <table:table-cell office:value-type="float" office:value="0.976742857142857" calcext:value-type="float">
            <text:p>0.9767428571</text:p>
          </table:table-cell>
          <table:table-cell office:value-type="float" office:value="0.988914285714286" calcext:value-type="float">
            <text:p>0.9889142857</text:p>
          </table:table-cell>
          <table:table-cell office:value-type="float" office:value="0.990342857142857" calcext:value-type="float">
            <text:p>0.9903428571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 calcext:value-type="string">
            <text:p>"NIPALS"</text:p>
          </table:table-cell>
          <table:table-cell office:value-type="float" office:value="0.722914285714286" calcext:value-type="float">
            <text:p>0.7229142857</text:p>
          </table:table-cell>
          <table:table-cell office:value-type="float" office:value="0.887257142857143" calcext:value-type="float">
            <text:p>0.8872571429</text:p>
          </table:table-cell>
          <table:table-cell office:value-type="float" office:value="0.974971428571429" calcext:value-type="float">
            <text:p>0.9749714286</text:p>
          </table:table-cell>
          <table:table-cell office:value-type="float" office:value="0.9888" calcext:value-type="float">
            <text:p>0.9888</text:p>
          </table:table-cell>
          <table:table-cell office:value-type="float" office:value="0.990171428571429" calcext:value-type="float">
            <text:p>0.9901714286</text:p>
          </table:table-cell>
          <table:covered-table-cell/>
        </table:table-row>
        <table:table-row table:style-name="ro1">
          <table:covered-table-cell/>
          <table:table-cell table:style-name="ce2" office:value-type="float" office:value="10" calcext:value-type="float" table:number-columns-spanned="1" table:number-rows-spanned="4">
            <text:p>10</text:p>
          </table:table-cell>
          <table:table-cell office:value-type="string" calcext:value-type="string">
            <text:p>"Simultaneous_Iteration"</text:p>
          </table:table-cell>
          <table:table-cell office:value-type="float" office:value="0.717085714285714" calcext:value-type="float">
            <text:p>0.7170857143</text:p>
          </table:table-cell>
          <table:table-cell office:value-type="float" office:value="0.884228571428572" calcext:value-type="float">
            <text:p>0.8842285714</text:p>
          </table:table-cell>
          <table:table-cell office:value-type="float" office:value="0.975828571428571" calcext:value-type="float">
            <text:p>0.9758285714</text:p>
          </table:table-cell>
          <table:table-cell office:value-type="float" office:value="0.989085714285714" calcext:value-type="float">
            <text:p>0.9890857143</text:p>
          </table:table-cell>
          <table:table-cell office:value-type="float" office:value="0.990342857142857" calcext:value-type="float">
            <text:p>0.9903428571</text:p>
          </table:table-cell>
          <table:table-cell table:style-name="ce2" office:value-type="float" office:value="0.991885714285714" calcext:value-type="float" table:number-columns-spanned="1" table:number-rows-spanned="4">
            <text:p>0.991885714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"Full_SVD"</text:p>
          </table:table-cell>
          <table:table-cell office:value-type="float" office:value="0.731142857142857" calcext:value-type="float">
            <text:p>0.7311428571</text:p>
          </table:table-cell>
          <table:table-cell office:value-type="float" office:value="0.8836" calcext:value-type="float">
            <text:p>0.8836</text:p>
          </table:table-cell>
          <table:table-cell office:value-type="float" office:value="0.975657142857143" calcext:value-type="float">
            <text:p>0.9756571429</text:p>
          </table:table-cell>
          <table:table-cell office:value-type="float" office:value="0.9888" calcext:value-type="float">
            <text:p>0.9888</text:p>
          </table:table-cell>
          <table:table-cell office:value-type="float" office:value="0.9904" calcext:value-type="float">
            <text:p>0.9904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 calcext:value-type="string">
            <text:p>"Incremental_PCA"</text:p>
          </table:table-cell>
          <table:table-cell office:value-type="float" office:value="0.735371428571429" calcext:value-type="float">
            <text:p>0.7353714286</text:p>
          </table:table-cell>
          <table:table-cell office:value-type="float" office:value="0.884057142857143" calcext:value-type="float">
            <text:p>0.8840571429</text:p>
          </table:table-cell>
          <table:table-cell office:value-type="float" office:value="0.975771428571429" calcext:value-type="float">
            <text:p>0.9757714286</text:p>
          </table:table-cell>
          <table:table-cell office:value-type="float" office:value="0.988742857142857" calcext:value-type="float">
            <text:p>0.9887428571</text:p>
          </table:table-cell>
          <table:table-cell office:value-type="float" office:value="0.990857142857143" calcext:value-type="float">
            <text:p>0.9908571429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 calcext:value-type="string">
            <text:p>"NIPALS"</text:p>
          </table:table-cell>
          <table:table-cell office:value-type="float" office:value="0.723028571428571" calcext:value-type="float">
            <text:p>0.7230285714</text:p>
          </table:table-cell>
          <table:table-cell office:value-type="float" office:value="0.884342857142857" calcext:value-type="float">
            <text:p>0.8843428571</text:p>
          </table:table-cell>
          <table:table-cell office:value-type="float" office:value="0.975542857142857" calcext:value-type="float">
            <text:p>0.9755428571</text:p>
          </table:table-cell>
          <table:table-cell office:value-type="float" office:value="0.988857142857143" calcext:value-type="float">
            <text:p>0.9888571429</text:p>
          </table:table-cell>
          <table:table-cell office:value-type="float" office:value="0.990571428571429" calcext:value-type="float">
            <text:p>0.9905714286</text:p>
          </table:table-cell>
          <table:covered-table-cell/>
        </table:table-row>
        <table:table-row table:style-name="ro1">
          <table:covered-table-cell/>
          <table:table-cell table:style-name="ce2" office:value-type="float" office:value="20" calcext:value-type="float" table:number-columns-spanned="1" table:number-rows-spanned="4">
            <text:p>20</text:p>
          </table:table-cell>
          <table:table-cell office:value-type="string" calcext:value-type="string">
            <text:p>"Simultaneous_Iteration"</text:p>
          </table:table-cell>
          <table:table-cell office:value-type="float" office:value="0.710171428571429" calcext:value-type="float">
            <text:p>0.7101714286</text:p>
          </table:table-cell>
          <table:table-cell office:value-type="float" office:value="0.882" calcext:value-type="float">
            <text:p>0.882</text:p>
          </table:table-cell>
          <table:table-cell office:value-type="float" office:value="0.974457142857143" calcext:value-type="float">
            <text:p>0.9744571429</text:p>
          </table:table-cell>
          <table:table-cell office:value-type="float" office:value="0.987828571428571" calcext:value-type="float">
            <text:p>0.9878285714</text:p>
          </table:table-cell>
          <table:table-cell office:value-type="float" office:value="0.988914285714286" calcext:value-type="float">
            <text:p>0.9889142857</text:p>
          </table:table-cell>
          <table:table-cell table:style-name="ce2" office:value-type="float" office:value="0.989485714285714" calcext:value-type="float" table:number-columns-spanned="1" table:number-rows-spanned="4">
            <text:p>0.989485714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"Full_SVD"</text:p>
          </table:table-cell>
          <table:table-cell office:value-type="float" office:value="0.728857142857143" calcext:value-type="float">
            <text:p>0.7288571429</text:p>
          </table:table-cell>
          <table:table-cell office:value-type="float" office:value="0.881714285714286" calcext:value-type="float">
            <text:p>0.8817142857</text:p>
          </table:table-cell>
          <table:table-cell office:value-type="float" office:value="0.975142857142857" calcext:value-type="float">
            <text:p>0.9751428571</text:p>
          </table:table-cell>
          <table:table-cell office:value-type="float" office:value="0.987428571428571" calcext:value-type="float">
            <text:p>0.9874285714</text:p>
          </table:table-cell>
          <table:table-cell office:value-type="float" office:value="0.989085714285714" calcext:value-type="float">
            <text:p>0.9890857143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 calcext:value-type="string">
            <text:p>"Incremental_PCA"</text:p>
          </table:table-cell>
          <table:table-cell office:value-type="float" office:value="0.733314285714286" calcext:value-type="float">
            <text:p>0.7333142857</text:p>
          </table:table-cell>
          <table:table-cell office:value-type="float" office:value="0.882457142857143" calcext:value-type="float">
            <text:p>0.8824571429</text:p>
          </table:table-cell>
          <table:table-cell office:value-type="float" office:value="0.974914285714286" calcext:value-type="float">
            <text:p>0.9749142857</text:p>
          </table:table-cell>
          <table:table-cell office:value-type="float" office:value="0.987257142857143" calcext:value-type="float">
            <text:p>0.9872571429</text:p>
          </table:table-cell>
          <table:table-cell office:value-type="float" office:value="0.989142857142857" calcext:value-type="float">
            <text:p>0.9891428571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 calcext:value-type="string">
            <text:p>"NIPALS"</text:p>
          </table:table-cell>
          <table:table-cell office:value-type="float" office:value="0.722571428571429" calcext:value-type="float">
            <text:p>0.7225714286</text:p>
          </table:table-cell>
          <table:table-cell office:value-type="float" office:value="0.885257142857143" calcext:value-type="float">
            <text:p>0.8852571429</text:p>
          </table:table-cell>
          <table:table-cell office:value-type="float" office:value="0.975257142857143" calcext:value-type="float">
            <text:p>0.9752571429</text:p>
          </table:table-cell>
          <table:table-cell office:value-type="float" office:value="0.987485714285714" calcext:value-type="float">
            <text:p>0.9874857143</text:p>
          </table:table-cell>
          <table:table-cell office:value-type="float" office:value="0.9888" calcext:value-type="float">
            <text:p>0.9888</text:p>
          </table:table-cell>
          <table:covered-table-cell/>
        </table:table-row>
        <table:table-row table:style-name="ro1">
          <table:covered-table-cell/>
          <table:table-cell table:style-name="ce2" office:value-type="float" office:value="50" calcext:value-type="float" table:number-columns-spanned="1" table:number-rows-spanned="4">
            <text:p>50</text:p>
          </table:table-cell>
          <table:table-cell office:value-type="string" calcext:value-type="string">
            <text:p>"Simultaneous_Iteration"</text:p>
          </table:table-cell>
          <table:table-cell office:value-type="float" office:value="0.6892" calcext:value-type="float">
            <text:p>0.6892</text:p>
          </table:table-cell>
          <table:table-cell office:value-type="float" office:value="0.8716" calcext:value-type="float">
            <text:p>0.8716</text:p>
          </table:table-cell>
          <table:table-cell office:value-type="float" office:value="0.966285714285714" calcext:value-type="float">
            <text:p>0.9662857143</text:p>
          </table:table-cell>
          <table:table-cell office:value-type="float" office:value="0.979771428571429" calcext:value-type="float">
            <text:p>0.9797714286</text:p>
          </table:table-cell>
          <table:table-cell office:value-type="float" office:value="0.9696" calcext:value-type="float">
            <text:p>0.9696</text:p>
          </table:table-cell>
          <table:table-cell table:style-name="ce2" office:value-type="float" office:value="0.939371428571428" calcext:value-type="float" table:number-columns-spanned="1" table:number-rows-spanned="4">
            <text:p>0.939371428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"Full_SVD"</text:p>
          </table:table-cell>
          <table:table-cell office:value-type="float" office:value="0.719428571428571" calcext:value-type="float">
            <text:p>0.7194285714</text:p>
          </table:table-cell>
          <table:table-cell office:value-type="float" office:value="0.8716" calcext:value-type="float">
            <text:p>0.8716</text:p>
          </table:table-cell>
          <table:table-cell office:value-type="float" office:value="0.9664" calcext:value-type="float">
            <text:p>0.9664</text:p>
          </table:table-cell>
          <table:table-cell office:value-type="float" office:value="0.979485714285714" calcext:value-type="float">
            <text:p>0.9794857143</text:p>
          </table:table-cell>
          <table:table-cell office:value-type="float" office:value="0.9696" calcext:value-type="float">
            <text:p>0.9696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 calcext:value-type="string">
            <text:p>"Incremental_PCA"</text:p>
          </table:table-cell>
          <table:table-cell office:value-type="float" office:value="0.721828571428572" calcext:value-type="float">
            <text:p>0.7218285714</text:p>
          </table:table-cell>
          <table:table-cell office:value-type="float" office:value="0.8724" calcext:value-type="float">
            <text:p>0.8724</text:p>
          </table:table-cell>
          <table:table-cell office:value-type="float" office:value="0.966" calcext:value-type="float">
            <text:p>0.966</text:p>
          </table:table-cell>
          <table:table-cell office:value-type="float" office:value="0.980228571428571" calcext:value-type="float">
            <text:p>0.9802285714</text:p>
          </table:table-cell>
          <table:table-cell office:value-type="float" office:value="0.970628571428571" calcext:value-type="float">
            <text:p>0.9706285714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 calcext:value-type="string">
            <text:p>"NIPALS"</text:p>
          </table:table-cell>
          <table:table-cell office:value-type="float" office:value="0.708685714285714" calcext:value-type="float">
            <text:p>0.7086857143</text:p>
          </table:table-cell>
          <table:table-cell office:value-type="float" office:value="0.871371428571429" calcext:value-type="float">
            <text:p>0.8713714286</text:p>
          </table:table-cell>
          <table:table-cell office:value-type="float" office:value="0.9648" calcext:value-type="float">
            <text:p>0.9648</text:p>
          </table:table-cell>
          <table:table-cell office:value-type="float" office:value="0.9792" calcext:value-type="float">
            <text:p>0.9792</text:p>
          </table:table-cell>
          <table:table-cell office:value-type="float" office:value="0.970685714285714" calcext:value-type="float">
            <text:p>0.9706857143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23:43:13.259507030</meta:creation-date>
    <dc:date>2018-05-13T23:50:32.180103622</dc:date>
    <meta:editing-duration>PT7M19S</meta:editing-duration>
    <meta:editing-cycles>1</meta:editing-cycles>
    <meta:document-statistic meta:table-count="1" meta:cell-count="112" meta:object-count="0"/>
    <meta:generator>LibreOffice/5.1.6.2$Linux_X86_64 LibreOffice_project/10m0$Build-2</meta:generator>
  </office:meta>
</office:document-meta>
</file>